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bc5c" officeooo:paragraph-rsid="0005bc5c"/>
    </style:style>
    <style:style style:name="P2" style:family="paragraph" style:parent-style-name="Standard">
      <style:paragraph-properties fo:text-align="center" style:justify-single-word="false"/>
      <style:text-properties officeooo:rsid="0005bc5c" officeooo:paragraph-rsid="0005bc5c"/>
    </style:style>
    <style:style style:name="P3" style:family="paragraph" style:parent-style-name="Standard">
      <style:paragraph-properties fo:text-align="center" style:justify-single-word="false"/>
      <style:text-properties officeooo:rsid="0005bc5c" officeooo:paragraph-rsid="00073fb5"/>
    </style:style>
    <style:style style:name="P4" style:family="paragraph" style:parent-style-name="Standard">
      <style:text-properties officeooo:paragraph-rsid="0005bc5c"/>
    </style:style>
    <style:style style:name="P5" style:family="paragraph" style:parent-style-name="Standard">
      <style:text-properties officeooo:rsid="00073fb5" officeooo:paragraph-rsid="00073fb5"/>
    </style:style>
    <style:style style:name="T1" style:family="text">
      <style:text-properties officeooo:rsid="0005bc5c"/>
    </style:style>
    <style:style style:name="T2" style:family="text">
      <style:text-properties officeooo:rsid="00073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ayout Command Control – LCC</text:span></text:p>
      <text:p text:style-name="P1">Documentation Package</text:p>
      <text:p text:style-name="P1">February 2015</text:p>
      <text:p text:style-name="P1"/>
      <text:p text:style-name="P1"/>
      <text:p text:style-name="P1"/>
      <text:p text:style-name="P1"/>
      <text:p text:style-name="P2">This package of Standards and Technical Notes </text:p>
      <text:p text:style-name="P2">are submitted to the NMRA Board</text:p>
      <text:p text:style-name="P3">for acceptance as the </text:p>
      <text:p text:style-name="P3">First Official Release</text:p>
      <text:p text:style-name="P2">of</text:p>
      <text:p text:style-name="P2">Layout Command Control – LCC</text:p>
      <text:p text:style-name="P1"/>
      <text:p text:style-name="P5"/>
      <text:p text:style-name="P5"/>
      <text:p text:style-name="P5">This set of Standards and Technical Notes documents forms the basis and infrastructure for an extensible and flexible layout control bus system for Model Railroads. <text:s/>It is designed for both the novice and experienced modeler, and bith small personal and large modular group layout. <text:s/></text:p>
      <text:p text:style-name="P1"/>
      <text:p text:style-name="P5">It was developed in public by the OpenLCB Development Team with the input from many people but especially the members of the OpenLCB egroup on Yahoogroups. <text:s/>It is the accumulation of years of work, with goals set forth by the NMRA Board as Goals and Mandate, and the self-determined Goals and Measures, documents. <text:s/></text:p>
      <text:p text:style-name="P1"/>
      <text:p text:style-name="P1"/>
      <text:p text:style-name="P1"/>
      <text:p text:style-name="P1">The OpenLCB Development Team consists of: Stuart Baker USA, Dick Bronson USA, Ken Cameron USA, Don Goodman-Wilson <text:span text:style-name="T2">USA, </text:span>David Harris Canada, Tim Hatch <text:span text:style-name="T2">USA, </text:span>Bob Jacobsen USA, Alex Shepherd New Zealand, <text:span text:style-name="T2">and </text:span>Balazs Racz Switzerland. <text:s/></text:p>
      <text:p text:style-name="P1"/>
      <text:p text:style-name="P5">Special thanks to <text:span text:style-name="T1">Stephen Priest, NMRA Board </text:span>Liaison, and the members of the OpenLCB egroup, especially Robert Middelton. Their discussion, suggestions and <text:s/>for reviewing the document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8:19:01.544003000</meta:creation-date>
    <dc:date>2015-02-15T19:58:45.257279000</dc:date>
    <meta:editing-duration>PT15M5S</meta:editing-duration>
    <meta:editing-cycles>1</meta:editing-cycles>
    <meta:document-statistic meta:table-count="0" meta:image-count="0" meta:object-count="0" meta:page-count="1" meta:paragraph-count="13" meta:word-count="191" meta:character-count="1228" meta:non-whitespace-character-count="1035"/>
    <meta:generator>LibreOffice/4.4.0.3$MacOSX_X86_64 LibreOffice_project/de093506bcdc5fafd9023ee680b8c60e3e0645d7</meta:generator>
  </office:meta>
</office:document-meta>
</file>